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7" style:family="paragraph" style:parent-style-name="Standard" style:list-style-name="L1"/>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size="14pt" fo:font-weight="normal" style:font-size-asian="14pt" style:font-weight-asian="normal" style:font-size-complex="14pt" style:font-weight-complex="normal"/>
    </style:style>
    <style:style style:name="P10" style:family="paragraph" style:parent-style-name="Standard" style:list-style-name="L3">
      <style:text-properties fo:font-size="14pt" fo:font-weight="normal" style:font-size-asian="14pt" style:font-weight-asian="normal" style:font-size-complex="14pt" style:font-weight-complex="normal"/>
    </style:style>
    <style:style style:name="P11" style:family="paragraph" style:parent-style-name="Standard" style:list-style-name="L3">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list-style-name="L3">
      <style:text-properties style:font-name="Courier New"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mework 4</text:p>
      <text:p text:style-name="Standard">Due Date: 3/6/15</text:p>
      <text:p text:style-name="Standard">Files to submit: <text:span text:style-name="T1"><text:s/>mat_add.c, all files need to compile connectn.out, a Makefile for connectn.out</text:span></text:p>
      <text:p text:style-name="P4"/>
      <text:list xml:id="list6453391208903744213" text:style-name="L1">
        <text:list-item>
          <text:p text:style-name="P7">All programs must compile without warnings when using the -Wall option</text:p>
        </text:list-item>
        <text:list-item>
          <text:p text:style-name="P7">If you are working in a group <text:span text:style-name="T1">ALL</text:span><text:span text:style-name="T2"> members must submit the assignment on SmartSite</text:span></text:p>
        </text:list-item>
        <text:list-item>
          <text:p text:style-name="P7">Submit only the files requested</text:p>
          <text:list>
            <text:list-item>
              <text:p text:style-name="P7">Do <text:span text:style-name="T1">NOT</text:span><text:span text:style-name="T2"> submit folders or compressed files such as .zip, .rar, .tar, .targz, etc</text:span></text:p>
            </text:list-item>
          </text:list>
        </text:list-item>
        <text:list-item>
          <text:p text:style-name="P8">All output must match the provided solution in order to receive credit</text:p>
          <text:list>
            <text:list-item>
              <text:p text:style-name="P8">We use a program to test your code so it must match exactly to receive credit</text:p>
            </text:list-item>
          </text:list>
        </text:list-item>
        <text:list-item>
          <text:p text:style-name="P8">All input will be valid unless stated otherwise</text:p>
        </text:list-item>
        <text:list-item>
          <text:p text:style-name="P8">The examples provided in the prompts do not represent all possible input you can receive. Please see the Tests folder for each problem for more adequate testing</text:p>
        </text:list-item>
        <text:list-item>
          <text:p text:style-name="P8">You may assume all inputs are valid unless otherwise specified</text:p>
        </text:list-item>
        <text:list-item>
          <text:p text:style-name="P8">All inputs in the examples in the prompt are underlined</text:p>
        </text:list-item>
        <text:list-item>
          <text:p text:style-name="P8">If you have questions please post them to Piazza</text:p>
        </text:list-item>
      </text:list>
      <text:p text:style-name="P5"/>
      <text:p text:style-name="P1">Restrictions</text:p>
      <text:list xml:id="list6995233985915138137" text:style-name="L2">
        <text:list-item>
          <text:p text:style-name="P9">No global variables are allowed</text:p>
        </text:list-item>
        <text:list-item>
          <text:p text:style-name="P9">Your main function may only declare variables and call other functions.</text:p>
        </text:list-item>
      </text:list>
      <text:p text:style-name="P2"/>
      <text:p text:style-name="P6"/>
      <text:list xml:id="list7311108296741346408" text:style-name="L3">
        <text:list-item>
          <text:p text:style-name="P10">(10 mins) Repeat the mat_add problem from homework 3. Write a program called <text:span text:style-name="T1">mat_add.c</text:span> that asks the user for 2 matrices A, and B, and displays their sum, C.</text:p>
          <text:list>
            <text:list-item>
              <text:p text:style-name="P10">Name your executable <text:span text:style-name="T1">mat_add.out</text:span></text:p>
            </text:list-item>
            <text:list-item>
              <text:p text:style-name="P10">All numbers entered will be integers</text:p>
            </text:list-item>
            <text:list-item>
              <text:p text:style-name="P10">All matrices will be valid</text:p>
            </text:list-item>
            <text:list-item>
              <text:p text:style-name="P11">Changes</text:p>
              <text:list>
                <text:list-item>
                  <text:p text:style-name="P11"><text:s/>There is now no max size for each matrix. </text:p>
                </text:list-item>
                <text:list-item>
                  <text:p text:style-name="P11">You must dynamically allocate space for all arrays used.</text:p>
                  <text:list>
                    <text:list-item>
                      <text:p text:style-name="P11">This means you must use malloc to create your arrays. </text:p>
                    </text:list-item>
                    <text:list-item>
                      <text:p text:style-name="P11">int A[rows][cols] will not be accepted</text:p>
                    </text:list-item>
                  </text:list>
                </text:list-item>
              </text:list>
            </text:list-item>
            <text:list-item>
              <text:p text:style-name="P10">Each row of the matrix will be entered 1 line at a time</text:p>
            </text:list-item>
            <text:list-item>
              <text:p text:style-name="P10">The formula for calculating C[i][j] is <draw:frame draw:style-name="fr1" draw:name="Object2" text:anchor-type="as-char" svg:y="-0.1484in" svg:width="1.9035in" svg:height="0.1898in" draw:z-index="0"><draw:object xlink:href="./Object 2" xlink:type="simple" xlink:show="embed" xlink:actuate="onLoad"/><draw:image xlink:href="./ObjectReplacements/Object 2" xlink:type="simple" xlink:show="embed" xlink:actuate="onLoad"/></draw:frame></text:p>
              <text:list>
                <text:list-item>
                  <text:p text:style-name="P10">For more on how to compute the sum of two <text:s/>matrices see here: <text:a xlink:type="simple" xlink:href="http://www.purplemath.com/modules/mtrxadd.htm">http://www.purplemath.com/modules/mtrxadd.htm</text:a></text:p>
                </text:list-item>
              </text:list>
            </text:list-item>
            <text:list-item>
              <text:p text:style-name="P10">Examples:</text:p>
              <text:list>
                <text:list-item>
                  <text:p text:style-name="P10">Please enter the number of rows: <text:span text:style-name="T3">2</text:span></text:p>
                  <text:p text:style-name="P10">Please enter the number of columns: <text:span text:style-name="T3">2</text:span></text:p>
                  <text:p text:style-name="P10">Enter Matrix A</text:p>
                  <text:p text:style-name="P12">1 2</text:p>
                  <text:p text:style-name="P12">3 4</text:p>
                  <text:p text:style-name="P10">Enter Matrix B</text:p>
                  <text:p text:style-name="P12">100 200</text:p>
                  <text:p text:style-name="P12">200 400</text:p>
                  <text:p text:style-name="P10">A + B = </text:p>
                  <text:p text:style-name="P10">101 202 </text:p>
                  <text:p text:style-name="P10">203 404 </text:p>
                </text:list-item>
                <text:list-item>
                  <text:p text:style-name="P10">Please enter the number of rows: 2</text:p>
                  <text:p text:style-name="P10">Please enter the number of columns: 3</text:p>
                  <text:p text:style-name="P10">Enter Matrix A</text:p>
                  <text:p text:style-name="P12">10 20 -30</text:p>
                  <text:p text:style-name="P12">1 2 7</text:p>
                  <text:p text:style-name="P10">Enter Matrix B</text:p>
                  <text:p text:style-name="P12">1 2 30</text:p>
                  <text:p text:style-name="P12">-3 4 5</text:p>
                  <text:p text:style-name="P10">A + B = </text:p>
                  <text:p text:style-name="P10">11 22 0 </text:p>
                  <text:p text:style-name="P10">-2 6 12 </text:p>
                </text:list-item>
              </text:list>
            </text:list-item>
          </text:list>
        </text:list-item>
      </text:list>
      <text:p text:style-name="P6"/>
      <text:list xml:id="list38615108" text:continue-numbering="true" text:style-name="L3">
        <text:list-item>
          <text:p text:style-name="P10">Write a program to implement the game connect-n. Connect-n is like <text:a xlink:type="simple" xlink:href="http://www.coolmath-games.com/0-connectfour">Connect-4</text:a> except instead of having the board be a constant 6 X 7 we will allow the user to enter the size of the board they would like to play on. In addition we will also allow the user to choose how many pieces in a row are necessary to win. The game is played as follows. Two players take turns dropping their pieces into a column until either player gets N of their pieces in a row either horizontally, vertically, or diagonally, or until their or no more spaces to play. </text:p>
          <text:list>
            <text:list-item>
              <text:p text:style-name="P10">Your program must accept 3 command line parameters in this order: number of rows, number of columns, number of pieces in a row to win</text:p>
              <text:list>
                <text:list-item>
                  <text:p text:style-name="P10">If the user does not enter enough arguments or enters too many arguments your program should tell them the proper usage of your program and terminate.</text:p>
                  <text:list>
                    <text:list-item>
                      <text:p text:style-name="P10">You will find the <text:a xlink:type="simple" xlink:href="http://www.cplusplus.com/reference/cstdlib/exit/?kw=exit">exit function</text:a> helpful</text:p>
                    </text:list-item>
                    <text:list-item>
                      <text:p text:style-name="P10">The user should be allowed to create an unwinable game</text:p>
                      <text:list>
                        <text:list-item>
                          <text:p text:style-name="P10">For example a board that is 3 X 3 but requires 4 pieces in a row to win</text:p>
                        </text:list-item>
                      </text:list>
                    </text:list-item>
                  </text:list>
                </text:list-item>
              </text:list>
            </text:list-item>
            <text:list-item>
              <text:p text:style-name="P10">Your program should not allow the user to make an impossible play but should continue to ask the user for a play until a valid play is entered</text:p>
              <text:list>
                <text:list-item>
                  <text:p text:style-name="P10">Invalid plays consist of plays made outside the board or in to columns that are already full</text:p>
                </text:list-item>
              </text:list>
            </text:list-item>
            <text:list-item>
              <text:p text:style-name="P10">The token used to represent Player 1 is X</text:p>
            </text:list-item>
            <text:list-item>
              <text:p text:style-name="P10">The token used to represent Player 2 is O, a capitol oh and not a zero</text:p>
            </text:list-item>
            <text:list-item>
              <text:p text:style-name="P10">After the game is over the winner should be declared or if there is no winner a tie should be declared</text:p>
            </text:list-item>
            <text:list-item>
              <text:p text:style-name="P10">You must split your code up into at least 2 files.</text:p>
              <text:list>
                <text:list-item>
                  <text:p text:style-name="P10">I personally had 4 separate c files</text:p>
                </text:list-item>
              </text:list>
            </text:list-item>
            <text:list-item>
              <text:p text:style-name="P10">You must submit a make file named Makefile that when run compiles your program</text:p>
            </text:list-item>
            <text:list-item>
              <text:p text:style-name="P10">The executable created by your make file should be named <text:span text:style-name="T1">connectn.out</text:span></text:p>
            </text:list-item>
            <text:list-item>
              <text:p text:style-name="P10">Hints</text:p>
              <text:list>
                <text:list-item>
                  <text:p text:style-name="P10">This is your first “large” program. It took me around 300 lines of code to complete. You will want to break your problem down into many small manageable functions to make the problem easier to deal with</text:p>
                  <text:list>
                    <text:list-item>
                      <text:p text:style-name="P10">I also recommend testing each function your write as you go along to help you locate your errors early</text:p>
                    </text:list-item>
                  </text:list>
                </text:list-item>
                <text:list-item>
                  <text:p text:style-name="P10">I had the following functions defined in my solution and they give a pretty good ordering of how you should write you should solve this problem</text:p>
                  <text:list>
                    <text:list-item>
                      <text:p text:style-name="P10">read_args</text:p>
                    </text:list-item>
                    <text:list-item>
                      <text:p text:style-name="P10">create_board, print_board, destroy board</text:p>
                    </text:list-item>
                    <text:list-item>
                      <text:p text:style-name="P10">play_game, get_play, play_is_valid</text:p>
                    </text:list-item>
                    <text:list-item>
                      <text:p text:style-name="P10">game_over, game_won, row_win, col_win, diag_win, right_diag_win, <text:soft-page-break/>left_diag_win.</text:p>
                    </text:list-item>
                  </text:list>
                </text:list-item>
              </text:list>
            </text:list-item>
            <text:list-item>
              <text:p text:style-name="P10">Examples</text:p>
              <text:list>
                <text:list-item>
                  <text:p text:style-name="P13">./connectn.out</text:p>
                  <text:list>
                    <text:list-item>
                      <text:p text:style-name="P13">Not enough arguments entered</text:p>
                    </text:list-item>
                    <text:list-item>
                      <text:p text:style-name="P13">Usage ./connectn.out num_rows num_columns number_of_pieces_in_a_row_needed_to_win</text:p>
                    </text:list-item>
                  </text:list>
                </text:list-item>
                <text:list-item>
                  <text:p text:style-name="P13">./connectn.out 1 2 3 4 5</text:p>
                  <text:list>
                    <text:list-item>
                      <text:p text:style-name="P13">Too many arguments entered</text:p>
                    </text:list-item>
                    <text:list-item>
                      <text:p text:style-name="P13">Usage ./connectn.out num_rows num_columns number_of_pieces_in_a_row_needed_to_win</text:p>
                    </text:list-item>
                  </text:list>
                </text:list-item>
                <text:list-item>
                  <text:p text:style-name="P13">./connectn.out 3 3 3</text:p>
                  <text:list>
                    <text:list-header>
                      <text:p text:style-name="P13">2 * * * </text:p>
                      <text:p text:style-name="P13">1 * * * </text:p>
                      <text:p text:style-name="P13">0 * * * </text:p>
                      <text:p text:style-name="P13"><text:s text:c="2"/>0 1 2 </text:p>
                      <text:p text:style-name="P13">Enter a column between 0 and 2 to play in: 0 </text:p>
                      <text:p text:style-name="P13">2 * * * </text:p>
                      <text:p text:style-name="P13">1 * * * </text:p>
                      <text:p text:style-name="P13">0 X * * </text:p>
                    </text:list-header>
                  </text:list>
                  <text:p text:style-name="P13"><text:s text:c="2"/>0 1 2 </text:p>
                  <text:list text:continue-numbering="true">
                    <text:list-header>
                      <text:p text:style-name="P13">Enter a column between 0 and 2 to play in: 1</text:p>
                      <text:p text:style-name="P13">2 * * * </text:p>
                      <text:p text:style-name="P13">1 * * * </text:p>
                      <text:p text:style-name="P13">0 X O * </text:p>
                    </text:list-header>
                  </text:list>
                  <text:p text:style-name="P13"><text:s text:c="2"/>0 1 2 </text:p>
                  <text:list text:continue-numbering="true">
                    <text:list-header>
                      <text:p text:style-name="P13">Enter a column between 0 and 2 to play in: 0</text:p>
                      <text:p text:style-name="P13">2 * * * </text:p>
                      <text:p text:style-name="P13">1 X * * </text:p>
                      <text:p text:style-name="P13">0 X O * </text:p>
                      <text:p text:style-name="P13"><text:s text:c="2"/>0 1 2 </text:p>
                      <text:p text:style-name="P13">Enter a column between 0 and 2 to play in: 0</text:p>
                      <text:p text:style-name="P13">2 O * * </text:p>
                      <text:p text:style-name="P13">1 X * * </text:p>
                      <text:p text:style-name="P13">0 X O * </text:p>
                      <text:p text:style-name="P13"><text:s text:c="2"/>0 1 2 </text:p>
                      <text:p text:style-name="P13">Enter a column between 0 and 2 to play in: 0</text:p>
                      <text:p text:style-name="P13">Enter a column between 0 and 2 to play in: 0</text:p>
                      <text:p text:style-name="P13">Enter a column between 0 and 2 to play in: -2</text:p>
                      <text:p text:style-name="P13">Enter a column between 0 and 2 to play in: 4</text:p>
                      <text:p text:style-name="P13">Enter a column between 0 and 2 to play in: 1</text:p>
                      <text:p text:style-name="P13">2 O * * </text:p>
                      <text:p text:style-name="P13">1 X X * </text:p>
                      <text:p text:style-name="P13"><text:soft-page-break/>0 X O * </text:p>
                      <text:p text:style-name="P13"><text:s text:c="2"/>0 1 2 </text:p>
                      <text:p text:style-name="P13">Enter a column between 0 and 2 to play in: 2</text:p>
                      <text:p text:style-name="P13">2 O * * </text:p>
                      <text:p text:style-name="P13">1 X X * </text:p>
                      <text:p text:style-name="P13">0 X O O </text:p>
                      <text:p text:style-name="P13"><text:s text:c="2"/>0 1 2 </text:p>
                      <text:p text:style-name="P13">Enter a column between 0 and 2 to play in: 2</text:p>
                      <text:p text:style-name="P13">2 O * * </text:p>
                      <text:p text:style-name="P13">1 X X X </text:p>
                      <text:p text:style-name="P13">0 X O O </text:p>
                      <text:p text:style-name="P13"><text:s text:c="2"/>0 1 2 </text:p>
                      <text:p text:style-name="P13">Player 1 Won!</text:p>
                    </text:list-header>
                  </text:list>
                </text:list-item>
                <text:list-item>
                  <text:p text:style-name="P13">./connectn.out 1 2 3</text:p>
                  <text:list>
                    <text:list-header>
                      <text:p text:style-name="P13">0 * * </text:p>
                      <text:p text:style-name="P13"><text:s text:c="2"/>0 1 </text:p>
                      <text:p text:style-name="P13">Enter a column between 0 and 1 to play in: 0</text:p>
                      <text:p text:style-name="P13">0 X * </text:p>
                      <text:p text:style-name="P13"><text:s text:c="2"/>0 1 </text:p>
                      <text:p text:style-name="P13">Enter a column between 0 and 1 to play in: 1</text:p>
                      <text:p text:style-name="P13">0 X O </text:p>
                      <text:p text:style-name="P13"><text:s text:c="2"/>0 1 </text:p>
                      <text:p text:style-name="P13">Tie game!</text:p>
                    </text:list-header>
                  </text:list>
                </text:list-item>
              </text:list>
              <text:p text:style-name="P1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7:05:42.62</meta:creation-date>
    <dc:date>2015-03-01T18:45:11.16</dc:date>
    <meta:editing-duration>PT14H11M54S</meta:editing-duration>
    <meta:editing-cycles>23</meta:editing-cycles>
    <meta:generator>OpenOffice.org/3.4.1$Win32 OpenOffice.org_project/341m1$Build-9593</meta:generator>
    <meta:document-statistic meta:table-count="0" meta:image-count="0" meta:object-count="1" meta:page-count="5" meta:paragraph-count="137" meta:word-count="1162" meta:character-count="5549"/>
  </office:meta>
</office:document-meta>
</file>

<file path=Object 2/content.xml><?xml version="1.0" encoding="utf-8"?>
<math xmlns="http://www.w3.org/1998/Math/MathML">
  <semantics>
    <mrow>
      <mi>C</mi>
      <mrow>
        <mo stretchy="false">[</mo>
        <mrow>
          <mi>i</mi>
        </mrow>
        <mo stretchy="false">]</mo>
      </mrow>
      <mrow>
        <mrow>
          <mo stretchy="false">[</mo>
          <mrow>
            <mi>j</mi>
          </mrow>
          <mo stretchy="false">]</mo>
        </mrow>
        <mo stretchy="false">=</mo>
        <mi>A</mi>
      </mrow>
      <mrow>
        <mo stretchy="false">[</mo>
        <mrow>
          <mi>i</mi>
        </mrow>
        <mo stretchy="false">]</mo>
      </mrow>
      <mrow>
        <mrow>
          <mo stretchy="false">[</mo>
          <mrow>
            <mi>j</mi>
          </mrow>
          <mo stretchy="false">]</mo>
        </mrow>
        <mo stretchy="false">+</mo>
        <mi>B</mi>
      </mrow>
      <mrow>
        <mo stretchy="false">[</mo>
        <mrow>
          <mi>i</mi>
        </mrow>
        <mo stretchy="false">]</mo>
      </mrow>
      <mrow>
        <mo stretchy="false">[</mo>
        <mrow>
          <mi>j</mi>
        </mrow>
        <mo stretchy="false">]</mo>
      </mrow>
    </mrow>
    <annotation encoding="StarMath 5.0">C[i][j] = A[i][j] + B[i][j]</annotation>
  </semantics>
</math>
</file>